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4446" officeooo:paragraph-rsid="000e44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fo:font-weight="normal" officeooo:rsid="001ae6ca" officeooo:paragraph-rsid="001ae6ca"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1cdd94" officeooo:paragraph-rsid="001cdd9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rsid="001113c8" officeooo:paragraph-rsid="000e444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0e4446" officeooo:paragraph-rsid="001f344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officeooo:rsid="000e4446" officeooo:paragraph-rsid="000e4446"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0e4446" officeooo:paragraph-rsid="000e4446"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officeooo:paragraph-rsid="000e4446"/>
    </style:style>
    <style:style style:name="P13" style:family="paragraph" style:parent-style-name="Standard">
      <style:paragraph-properties fo:text-align="start" style:justify-single-word="false"/>
      <style:text-properties officeooo:rsid="001bcb62" officeooo:paragraph-rsid="001bcb62"/>
    </style:style>
    <style:style style:name="P14" style:family="paragraph" style:parent-style-name="Standard">
      <style:paragraph-properties fo:text-align="start" style:justify-single-word="false"/>
      <style:text-properties fo:font-size="12pt" fo:font-style="normal" style:text-underline-style="none" fo:font-weight="normal" officeooo:rsid="0016de2d" officeooo:paragraph-rsid="000e444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b0b5f" officeooo:paragraph-rsid="001ae6c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cdd94" officeooo:paragraph-rsid="001cdd9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dc482" officeooo:paragraph-rsid="001cdd9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0e4446" officeooo:paragraph-rsid="0021ed6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21ed64" officeooo:paragraph-rsid="0021ed64"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0f9c9f"/>
    </style:style>
    <style:style style:name="T3" style:family="text">
      <style:text-properties style:text-underline-style="none" officeooo:rsid="00105b34"/>
    </style:style>
    <style:style style:name="T4" style:family="text">
      <style:text-properties style:text-underline-style="none" officeooo:rsid="0010ebaf"/>
    </style:style>
    <style:style style:name="T5" style:family="text">
      <style:text-properties style:text-underline-style="none" officeooo:rsid="001113c8"/>
    </style:style>
    <style:style style:name="T6" style:family="text">
      <style:text-properties style:text-underline-style="none" officeooo:rsid="00151617"/>
    </style:style>
    <style:style style:name="T7" style:family="text">
      <style:text-properties style:text-underline-style="none" officeooo:rsid="0016de2d"/>
    </style:style>
    <style:style style:name="T8" style:family="text">
      <style:text-properties style:text-underline-style="none" officeooo:rsid="001ae6ca"/>
    </style:style>
    <style:style style:name="T9" style:family="text">
      <style:text-properties style:text-underline-style="none" officeooo:rsid="001af43d"/>
    </style:style>
    <style:style style:name="T10" style:family="text">
      <style:text-properties style:text-underline-style="none" officeooo:rsid="001b0b5f"/>
    </style:style>
    <style:style style:name="T11" style:family="text">
      <style:text-properties style:text-underline-style="none" officeooo:rsid="001cdd94"/>
    </style:style>
    <style:style style:name="T12" style:family="text">
      <style:text-properties style:text-underline-style="none" officeooo:rsid="001dc482"/>
    </style:style>
    <style:style style:name="T1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e4446"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1650a" style:font-size-asian="10.5pt" style:font-style-asian="normal" style:font-weight-asian="normal" style:font-size-complex="12pt" style:font-style-complex="normal" style:font-weight-complex="normal"/>
    </style:style>
    <style:style style:name="T18" style:family="text">
      <style:text-properties officeooo:rsid="0016de2d"/>
    </style:style>
    <style:style style:name="T19" style:family="text">
      <style:text-properties officeooo:rsid="0019c987"/>
    </style:style>
    <style:style style:name="T20" style:family="text">
      <style:text-properties officeooo:rsid="001f3445"/>
    </style:style>
    <style:style style:name="T21" style:family="text">
      <style:text-properties officeooo:rsid="001fa6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hthemen für die Doku: automatisches Gewächshaus</text:p>
      <text:p text:style-name="P1"/>
      <text:p text:style-name="P11">Programmieren:</text:p>
      <text:p text:style-name="P11"/>
      <text:p text:style-name="P2">- <text:span text:style-name="T18">Tasterpin als Eingang, durch internem Pullup auf high gezogen, damit ein definierter Zustand herrscht</text:span></text:p>
      <text:p text:style-name="P8"/>
      <text:p text:style-name="P8">- <text:span text:style-name="T18">Zustandsautomat für die Pumpenfunktion, weil spart Rechenzeit, definierte Vorgehensweise – erst Messen, wenn nass wieder messen, wenn trocken nächster Zustand pumpen usw</text:span></text:p>
      <text:p text:style-name="P10"/>
      <text:p text:style-name="P8">- <text:span text:style-name="T19">nutzen des Timers über die Funktion millis(), man braucht kein delay und der µC kann weiterarbeiten, wenn die Zeiten nicht abgelaufen sind, ACHUNG! Millis() läuft nach 50 Tagen über und geht auf Null</text:span></text:p>
      <text:p text:style-name="P8"/>
      <text:p text:style-name="P8"/>
      <text:p text:style-name="P8">- <text:span text:style-name="T19">erstellen von Funktionen für bessere Lesbarkeit des Programms und wiederkehrende Aufrufe, spart auch Schreibarbeit</text:span></text:p>
      <text:p text:style-name="P8"/>
      <text:p text:style-name="P8">- <text:span text:style-name="T21">Programm modularisieren → Funktionen auslagern</text:span></text:p>
      <text:p text:style-name="P8"/>
      <text:p text:style-name="P8">- <text:span text:style-name="T20">die „echte“ main liegt unter $HOME/arduino/hardware/arduino/avr/cores/arduino/main.cpp ; man hat im Sketch nur Zugriff auf die Funktionen setup und loop, daher ist auch das normale Vorgehen zum Auslagern von Fuktionen über Definition in einer xyz.c und Deklaration in einer xyz.h und das alles in der main.c zu includieren nicht möglich</text:span></text:p>
      <text:p text:style-name="P9"/>
      <text:p text:style-name="P9">- <text:span text:style-name="T18">Zum Auslagern von Funktionen [ zB. xyz() ] haben wir ein Header-Datei erstellt, wo die Funktionsdefinitionen drinstehen und in dem Hauptsketch über #include „xyz.h“ eingebunden werden.</text:span></text:p>
      <text:p text:style-name="P8"/>
      <text:p text:style-name="P20">Quellen:</text:p>
      <text:p text:style-name="P20"><text:a xlink:type="simple" xlink:href="https://www.mikrocontroller.net/articles/Umstieg_von_Arduino_auf_AVR" text:style-name="Internet_20_link" text:visited-style-name="Visited_20_Internet_20_Link">https://www.mikrocontroller.net/articles/Umstieg_von_Arduino_auf_AVR</text:a></text:p>
      <text:p text:style-name="P19"><text:a xlink:type="simple" xlink:href="https://www.arduino.cc/reference/de/language/functions/time/millis/" text:style-name="Internet_20_link" text:visited-style-name="Visited_20_Internet_20_Link">https://www.arduino.cc/reference/de/language/functions/time/millis/</text:a></text:p>
      <text:p text:style-name="P10"/>
      <text:p text:style-name="P10"/>
      <text:p text:style-name="P10">Elektronik:</text:p>
      <text:p text:style-name="P10"/>
      <text:p text:style-name="P12"><text:span text:style-name="T16">- EMV-Problem bei den Wasserpumpen, beim Einschalten der Pumpen </text:span><text:span text:style-name="T14">über ein Relais, schaltete sich der Arduino aus. Bei Fehlersuche ergab sich, immer wenn das Kabel in der Nähe des µC lag, strürzte er ab, lag es weit weg, dann funktionierte es gut. Nach Messungen mit dem Oszi, konnte man die HF-Störung sehen und diese mit einer </text:span><text:span text:style-name="T17">Entstör</text:span><text:span text:style-name="T14">-Drossel (Spule im Hin- und Rückzweig plus Keramikkondensator parallel) soweit reduzieren, das sie keinen Einfluß auf die Arbeit des Arduino mehr haben.</text:span></text:p>
      <text:p text:style-name="P13"><text:span text:style-name="T15">Q</text:span><text:span text:style-name="T13">uelle: „EMV-Störungen/Prozessankopplung“ Skript von Kurt Jankowski-Tepe</text:span></text:p>
      <text:p text:style-name="P5"/>
      <text:p text:style-name="P5"/>
      <text:p text:style-name="P5">- <text:span text:style-name="T18">Da die Heizmatte 4,5A zieht, brauchen wir einen extra Stecker und extra Netzteil, die SubD-Stecker dürfen max mit 1A belastet werden</text:span></text:p>
      <text:p text:style-name="P5"/>
      <text:p text:style-name="P5"/>
      <text:p text:style-name="P2"><text:span text:style-name="T2">- </text:span><text:span text:style-name="T3">12V Netzteil versorgt alles was 12V braucht (Lüfter,…) direkt und geht in einen DC-DC Spannungswandler, der aus 12V → 5V macht und alle 5V-Teile versorgt ( Pumpe, Sensoren, Display…) und auch den Arduino selbst, dann der 5V Ausgang des Arduino, kann auch als 5V </text:span><text:soft-page-break/><text:span text:style-name="T3">Eingang verwendet werden, um den Arduino mit 5V zu versorgen, dann ist man unabhängig vom USB und EXT-Eingang (7V-12V) → entnommen aus der Arduino-Refferenz</text:span></text:p>
      <text:p text:style-name="P6"/>
      <text:p text:style-name="P6"/>
      <text:p text:style-name="P2"><text:span text:style-name="T3">- </text:span><text:span text:style-name="T4">Das Display wird über i2c angesteuert um Leitungen zu sparen. Dazu wird ein I2C-Adapter verwendet, welcher aus den </text:span><text:span text:style-name="T5">8 </text:span><text:span text:style-name="T4">Datenleitungen, nur zwei Leitungen macht. Unsere Module verwenden einen IC „NXD PCF 8574T“. Das ist ein Portexpander </text:span><text:span text:style-name="T5">von parallel zu I2C.</text:span></text:p>
      <text:p text:style-name="P7"/>
      <text:p text:style-name="P2"><text:span text:style-name="T5">- </text:span><text:span text:style-name="T6">für den Helligkeitssensor wird der IC LM393 mit einem Fotowiderstand genutzt. </text:span><text:span text:style-name="T7">Hell sind 0,3V und Dunkel sind 5V</text:span></text:p>
      <text:p text:style-name="P14"/>
      <text:p text:style-name="P14"/>
      <text:p text:style-name="P14"/>
      <text:p text:style-name="P2"><text:span text:style-name="T7">- </text:span><text:span text:style-name="T8">Warum Arduino?</text:span></text:p>
      <text:p text:style-name="P3"><text:span text:style-name="T1">Kennenlernen der Hardware und die Arbeitweise des Arduino; </text:span><text:span text:style-name="T12">l</text:span><text:span text:style-name="T1">eichte Einarbeitung; gute Referenz auf Deutsch und Englisch in Netz; vorgegebene Funktionen </text:span><text:span text:style-name="T10">dadurch kein Eingreifen in Register zB bei PWM, Interrups…;</text:span><text:span text:style-name="T1"> </text:span><text:span text:style-name="T9">IDE in Jave läuft auf Windows, Mac und Linux; </text:span><text:span text:style-name="T10">µC vom Atmel leicht zu Programmieren über USB-Anschluß – </text:span><text:span text:style-name="T11">kein Programmer notwendig</text:span><text:span text:style-name="T10"> (Bootloader); </text:span><text:span text:style-name="T12">es gibt viele Shields Sensoren Aktoren fertig im Netz zB von Adafruit zu kaufen; </text:span></text:p>
      <text:p text:style-name="P15"/>
      <text:p text:style-name="P15"/>
      <text:p text:style-name="P4"><text:span text:style-name="T10">Q</text:span><text:span text:style-name="T1">uelle: „Mikrocontroller vderstehen und Anwenden“ von Clemes Valens</text:span></text:p>
      <text:p text:style-name="P16"/>
      <text:p text:style-name="P4"><text:span text:style-name="T1">- </text:span><text:span text:style-name="T12">Steuerelektronik wird in einem seperaten Kasten eingebaut, um es vor Wasser/Feuchte zu schützen</text:span></text:p>
      <text:p text:style-name="P17"/>
      <text:p text:style-name="P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17:47.517990029</meta:creation-date>
    <dc:date>2019-10-14T22:13:23.511659115</dc:date>
    <meta:editing-duration>PT1H33M2S</meta:editing-duration>
    <meta:editing-cycles>20</meta:editing-cycles>
    <meta:generator>LibreOffice/6.1.5.2$Linux_X86_64 LibreOffice_project/10$Build-2</meta:generator>
    <meta:document-statistic meta:table-count="0" meta:image-count="0" meta:object-count="0" meta:page-count="2" meta:paragraph-count="24" meta:word-count="505" meta:character-count="3480" meta:non-whitespace-character-count="2995"/>
  </office:meta>
</office:document-meta>
</file>